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wiss" style:font-pitch="variable"/>
    <style:font-face style:name="Source Han Sans CN1" svg:font-family="'Source Han Sans C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9f592d" officeooo:paragraph-rsid="009f592d"/>
    </style:style>
    <style:style style:name="P2" style:family="paragraph" style:parent-style-name="Standard">
      <style:paragraph-properties fo:line-height="100%" fo:text-align="start" style:justify-single-word="false"/>
      <style:text-properties style:font-name="Droid Sans" fo:font-size="12pt" fo:font-weight="bold" officeooo:rsid="000a09fc" officeooo:paragraph-rsid="00023665" style:font-size-asian="12pt" style:font-weight-asian="bold" style:font-name-complex="Droid Sans" style:font-size-complex="12pt" style:font-weight-complex="bold"/>
    </style:style>
    <style:style style:name="P3" style:family="paragraph" style:parent-style-name="Standard">
      <style:paragraph-properties fo:line-height="100%" fo:text-align="center" style:justify-single-word="false"/>
      <style:text-properties style:font-name="Droid Sans" fo:font-size="16pt" fo:font-weight="bold" officeooo:paragraph-rsid="00023665" style:font-size-asian="16pt" style:font-weight-asian="bold" style:font-name-complex="Droid Sans" style:font-size-complex="16pt" style:font-weight-complex="bold"/>
    </style:style>
    <style:style style:name="P4" style:family="paragraph" style:parent-style-name="Standard">
      <style:paragraph-properties fo:line-height="100%" fo:text-align="center" style:justify-single-word="false"/>
      <style:text-properties style:font-name="Droid Sans" fo:font-size="16pt" fo:font-weight="bold" officeooo:rsid="000a09fc" officeooo:paragraph-rsid="00023665" style:font-size-asian="16pt" style:font-weight-asian="bold" style:font-name-complex="Droid Sans" style:font-size-complex="16pt" style:font-weight-complex="bold"/>
    </style:style>
    <style:style style:name="P5" style:family="paragraph" style:parent-style-name="Standard">
      <style:paragraph-properties fo:line-height="100%" fo:text-align="center" style:justify-single-word="false"/>
      <style:text-properties style:font-name="Droid Sans" fo:font-size="16pt" fo:font-weight="bold" officeooo:rsid="000a982c" officeooo:paragraph-rsid="00023665" style:font-size-asian="16pt" style:font-weight-asian="bold" style:font-name-complex="Droid Sans" style:font-size-complex="16pt" style:font-weight-complex="bold"/>
    </style:style>
    <style:style style:name="P6" style:family="paragraph" style:parent-style-name="Standard">
      <style:paragraph-properties fo:line-height="100%" fo:text-align="center" style:justify-single-word="false"/>
      <style:text-properties style:font-name="Droid Sans" fo:font-size="16pt" fo:font-weight="bold" officeooo:rsid="000a09fc" officeooo:paragraph-rsid="00023665" style:font-size-asian="14pt" style:font-weight-asian="bold" style:font-name-complex="Droid Sans" style:font-size-complex="16pt" style:font-weight-complex="bold"/>
    </style:style>
    <style:style style:name="P7" style:family="paragraph" style:parent-style-name="Standard">
      <style:paragraph-properties fo:line-height="100%" fo:text-align="center" style:justify-single-word="false"/>
      <style:text-properties style:font-name="Droid Sans" fo:font-size="14pt" fo:font-weight="bold" officeooo:paragraph-rsid="001cdc9c" style:font-size-asian="14pt" style:font-weight-asian="bold" style:font-name-complex="Droid Sans" style:font-size-complex="14pt" style:font-weight-complex="bold"/>
    </style:style>
    <style:style style:name="P8" style:family="paragraph" style:parent-style-name="Standard">
      <style:paragraph-properties fo:line-height="100%" fo:text-align="center" style:justify-single-word="false"/>
      <style:text-properties style:font-name="Droid Sans" fo:font-size="14pt" fo:font-weight="bold" officeooo:rsid="006089c0" officeooo:paragraph-rsid="00623fed" style:font-size-asian="14pt" style:font-weight-asian="bold" style:font-name-complex="Droid Sans" style:font-size-complex="14pt" style:font-weight-complex="bold"/>
    </style:style>
    <style:style style:name="P9" style:family="paragraph" style:parent-style-name="Standard">
      <style:paragraph-properties fo:line-height="100%" fo:text-align="start" style:justify-single-word="false"/>
      <style:text-properties style:font-name="Droid Sans" fo:font-size="14pt" fo:font-weight="normal" officeooo:paragraph-rsid="00683e61" style:font-size-asian="14pt" style:font-weight-asian="normal" style:font-name-complex="Droid Sans" style:font-size-complex="14pt" style:font-weight-complex="normal"/>
    </style:style>
    <style:style style:name="P10" style:family="paragraph" style:parent-style-name="Standard">
      <style:paragraph-properties fo:line-height="100%" fo:text-align="start" style:justify-single-word="false"/>
      <style:text-properties style:font-name="Droid Sans" fo:font-size="14pt" fo:font-weight="normal" officeooo:paragraph-rsid="00667e2b" style:font-size-asian="14pt" style:font-weight-asian="normal" style:font-name-complex="Droid Sans" style:font-size-complex="14pt" style:font-weight-complex="normal"/>
    </style:style>
    <style:style style:name="P11" style:family="paragraph" style:parent-style-name="Standard">
      <style:paragraph-properties fo:line-height="100%" fo:text-align="start" style:justify-single-word="false"/>
      <style:text-properties style:font-name="Droid Sans" fo:font-size="14pt" fo:font-weight="normal" officeooo:rsid="009c047f" officeooo:paragraph-rsid="009c047f" style:font-size-asian="14pt" style:font-weight-asian="normal" style:font-name-complex="Droid Sans" style:font-size-complex="14pt" style:font-weight-complex="normal"/>
    </style:style>
    <style:style style:name="P12" style:family="paragraph" style:parent-style-name="Standard">
      <style:paragraph-properties fo:line-height="100%" fo:text-align="start" style:justify-single-word="false"/>
      <style:text-properties style:font-name="Droid Sans" fo:font-size="14pt" fo:font-weight="normal" officeooo:rsid="009dc2d6" officeooo:paragraph-rsid="009dc2d6" style:font-size-asian="14pt" style:font-weight-asian="normal" style:font-name-complex="Droid Sans" style:font-size-complex="14pt" style:font-weight-complex="normal"/>
    </style:style>
    <style:style style:name="P13" style:family="paragraph" style:parent-style-name="Standard">
      <style:paragraph-properties fo:line-height="100%" fo:text-align="start" style:justify-single-word="false"/>
      <style:text-properties style:font-name="Droid Sans" fo:font-size="14pt" officeooo:paragraph-rsid="00057071" style:font-size-asian="14pt" style:font-size-complex="14pt"/>
    </style:style>
    <style:style style:name="P14" style:family="paragraph" style:parent-style-name="Standard">
      <style:paragraph-properties fo:line-height="100%" fo:text-align="start" style:justify-single-word="false"/>
      <style:text-properties fo:font-size="14pt" officeooo:paragraph-rsid="00667e2b" style:font-size-asian="14pt" style:font-size-complex="14pt"/>
    </style:style>
    <style:style style:name="P15" style:family="paragraph" style:parent-style-name="Standard">
      <style:paragraph-properties fo:line-height="100%" fo:text-align="center" style:justify-single-word="false"/>
      <style:text-properties fo:font-size="16pt" officeooo:paragraph-rsid="00023665" style:font-size-asian="14pt" style:font-size-complex="16pt"/>
    </style:style>
    <style:style style:name="P16" style:family="paragraph" style:parent-style-name="Footer">
      <style:paragraph-properties fo:text-align="end" style:justify-single-word="false"/>
      <style:text-properties officeooo:rsid="009f592d" officeooo:paragraph-rsid="009f592d"/>
    </style:style>
    <style:style style:name="P17" style:family="paragraph" style:parent-style-name="Preformatted_20_Text" style:list-style-name="L3">
      <style:paragraph-properties fo:line-height="100%" fo:text-align="start" style:justify-single-word="false"/>
      <style:text-properties style:font-name="Droid Sans" fo:font-size="14pt" officeooo:paragraph-rsid="0033fe79" style:font-size-asian="14pt" style:font-size-complex="14pt"/>
    </style:style>
    <style:style style:name="P18" style:family="paragraph" style:parent-style-name="Preformatted_20_Text" style:list-style-name="L3">
      <style:paragraph-properties fo:line-height="100%" fo:text-align="start" style:justify-single-word="false"/>
      <style:text-properties officeooo:paragraph-rsid="0055618f"/>
    </style:style>
    <style:style style:name="P19" style:family="paragraph" style:parent-style-name="Preformatted_20_Text" style:list-style-name="L3">
      <style:paragraph-properties fo:line-height="100%" fo:text-align="start" style:justify-single-word="false"/>
      <style:text-properties officeooo:paragraph-rsid="008aa8ce"/>
    </style:style>
    <style:style style:name="P20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0a09fc" officeooo:paragraph-rsid="00023665" style:font-size-asian="14pt" style:font-weight-asian="bold" style:font-name-complex="Droid Sans" style:font-size-complex="14pt" style:font-weight-complex="bold"/>
    </style:style>
    <style:style style:name="P21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0a09fc" officeooo:paragraph-rsid="001c9ed4" style:font-size-asian="14pt" style:font-weight-asian="bold" style:font-name-complex="Droid Sans" style:font-size-complex="14pt" style:font-weight-complex="bold"/>
    </style:style>
    <style:style style:name="P22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8689fb" officeooo:paragraph-rsid="008689fb" style:font-size-asian="14pt" style:font-weight-asian="bold" style:font-name-complex="Droid Sans" style:font-size-complex="14pt" style:font-weight-complex="bold"/>
    </style:style>
    <style:style style:name="P23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023665" officeooo:paragraph-rsid="00023665" style:font-size-asian="14pt" style:font-weight-asian="bold" style:font-name-complex="Droid Sans" style:font-size-complex="14pt" style:font-weight-complex="bold"/>
    </style:style>
    <style:style style:name="P24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023665" officeooo:paragraph-rsid="001c9ed4" style:font-size-asian="14pt" style:font-weight-asian="bold" style:font-name-complex="Droid Sans" style:font-size-complex="14pt" style:font-weight-complex="bold"/>
    </style:style>
    <style:style style:name="P25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22a50d" officeooo:paragraph-rsid="004cddbe" style:font-size-asian="14pt" style:font-weight-asian="bold" style:font-name-complex="Droid Sans" style:font-size-complex="14pt" style:font-weight-complex="bold"/>
    </style:style>
    <style:style style:name="P26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739a1f" officeooo:paragraph-rsid="00739a1f" style:font-size-asian="14pt" style:font-weight-asian="bold" style:font-name-complex="Droid Sans" style:font-size-complex="14pt" style:font-weight-complex="bold"/>
    </style:style>
    <style:style style:name="P27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1f0e1f" officeooo:paragraph-rsid="001f0e1f" style:font-size-asian="14pt" style:font-weight-asian="normal" style:font-name-complex="Droid Sans" style:font-size-complex="14pt" style:font-weight-complex="normal"/>
    </style:style>
    <style:style style:name="P28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1f0e1f" officeooo:paragraph-rsid="009308a8" style:font-size-asian="14pt" style:font-weight-asian="normal" style:font-name-complex="Droid Sans" style:font-size-complex="14pt" style:font-weight-complex="normal"/>
    </style:style>
    <style:style style:name="P29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1f0e1f" officeooo:paragraph-rsid="004f3c1c" style:font-size-asian="14pt" style:font-weight-asian="normal" style:font-name-complex="Droid Sans" style:font-size-complex="14pt" style:font-weight-complex="normal"/>
    </style:style>
    <style:style style:name="P30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1f0e1f" officeooo:paragraph-rsid="0094ad22" style:font-size-asian="14pt" style:font-weight-asian="normal" style:font-name-complex="Droid Sans" style:font-size-complex="14pt" style:font-weight-complex="normal"/>
    </style:style>
    <style:style style:name="P31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1f0e1f" officeooo:paragraph-rsid="0096ac0d" style:font-size-asian="14pt" style:font-weight-asian="normal" style:font-name-complex="Droid Sans" style:font-size-complex="14pt" style:font-weight-complex="normal"/>
    </style:style>
    <style:style style:name="P32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88171a" officeooo:paragraph-rsid="0092e959" style:font-size-asian="14pt" style:font-weight-asian="normal" style:font-name-complex="Droid Sans" style:font-size-complex="14pt" style:font-weight-complex="normal"/>
    </style:style>
    <style:style style:name="P33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88171a" officeooo:paragraph-rsid="009308a8" style:font-size-asian="14pt" style:font-weight-asian="normal" style:font-name-complex="Droid Sans" style:font-size-complex="14pt" style:font-weight-complex="normal"/>
    </style:style>
    <style:style style:name="P34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88171a" officeooo:paragraph-rsid="0088171a" style:font-size-asian="14pt" style:font-weight-asian="normal" style:font-name-complex="Droid Sans" style:font-size-complex="14pt" style:font-weight-complex="normal"/>
    </style:style>
    <style:style style:name="P35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261283" officeooo:paragraph-rsid="00277e4b" style:font-size-asian="14pt" style:font-weight-asian="normal" style:font-name-complex="Droid Sans" style:font-size-complex="14pt" style:font-weight-complex="normal"/>
    </style:style>
    <style:style style:name="P36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261283" officeooo:paragraph-rsid="004f3c1c" style:font-size-asian="14pt" style:font-weight-asian="normal" style:font-name-complex="Droid Sans" style:font-size-complex="14pt" style:font-weight-complex="normal"/>
    </style:style>
    <style:style style:name="P37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709fbb" officeooo:paragraph-rsid="00916210" style:font-size-asian="14pt" style:font-weight-asian="normal" style:font-name-complex="Droid Sans" style:font-size-complex="14pt" style:font-weight-complex="normal"/>
    </style:style>
    <style:style style:name="P38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709fbb" officeooo:paragraph-rsid="00709fbb" style:font-size-asian="14pt" style:font-weight-asian="normal" style:font-name-complex="Droid Sans" style:font-size-complex="14pt" style:font-weight-complex="normal"/>
    </style:style>
    <style:style style:name="P39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277e4b" officeooo:paragraph-rsid="00739a1f" style:font-size-asian="14pt" style:font-weight-asian="normal" style:font-name-complex="Droid Sans" style:font-size-complex="14pt" style:font-weight-complex="normal"/>
    </style:style>
    <style:style style:name="P40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7175d6" officeooo:paragraph-rsid="0077f480" style:font-size-asian="14pt" style:font-weight-asian="normal" style:font-name-complex="Droid Sans" style:font-size-complex="14pt" style:font-weight-complex="normal"/>
    </style:style>
    <style:style style:name="P41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1fd34e" officeooo:paragraph-rsid="008c60d9" style:font-size-asian="14pt" style:font-weight-asian="normal" style:font-name-complex="Droid Sans" style:font-size-complex="14pt" style:font-weight-complex="normal"/>
    </style:style>
    <style:style style:name="P42" style:family="paragraph" style:parent-style-name="Standard" style:list-style-name="L4">
      <style:paragraph-properties fo:line-height="100%" fo:text-align="start" style:justify-single-word="false"/>
      <style:text-properties style:font-name="Droid Sans" fo:font-size="14pt" fo:font-weight="normal" officeooo:rsid="000a982c" officeooo:paragraph-rsid="00057071" style:font-size-asian="14pt" style:font-weight-asian="normal" style:font-name-complex="Droid Sans" style:font-size-complex="14pt" style:font-weight-complex="normal"/>
    </style:style>
    <style:style style:name="P43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277e4b" officeooo:paragraph-rsid="00277e4b" style:font-size-asian="14pt" style:font-weight-asian="normal" style:font-size-complex="14pt" style:font-weight-complex="normal"/>
    </style:style>
    <style:style style:name="P44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277e4b" officeooo:paragraph-rsid="00a30de5" style:font-size-asian="14pt" style:font-weight-asian="normal" style:font-size-complex="14pt" style:font-weight-complex="normal"/>
    </style:style>
    <style:style style:name="P45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277e4b" officeooo:paragraph-rsid="004f3c1c" style:font-size-asian="14pt" style:font-weight-asian="normal" style:font-size-complex="14pt" style:font-weight-complex="normal"/>
    </style:style>
    <style:style style:name="P46" style:family="paragraph" style:parent-style-name="Standard" style:list-style-name="L4">
      <style:paragraph-properties fo:line-height="100%" fo:text-align="start" style:justify-single-word="false"/>
      <style:text-properties style:font-name="Droid Sans" fo:font-size="14pt" officeooo:paragraph-rsid="001071db" style:font-size-asian="14pt" style:font-size-complex="14pt"/>
    </style:style>
    <style:style style:name="P47" style:family="paragraph" style:parent-style-name="Standard" style:list-style-name="L4">
      <style:paragraph-properties fo:line-height="100%" fo:text-align="start" style:justify-single-word="false"/>
      <style:text-properties style:font-name="Droid Sans" fo:font-size="14pt" officeooo:paragraph-rsid="00057071" style:font-size-asian="14pt" style:font-size-complex="14pt"/>
    </style:style>
    <style:style style:name="P48" style:family="paragraph" style:parent-style-name="Standard" style:list-style-name="L3">
      <style:paragraph-properties fo:line-height="100%" fo:text-align="start" style:justify-single-word="false"/>
      <style:text-properties style:font-name="Droid Sans" fo:font-size="12pt" fo:font-weight="normal" officeooo:rsid="001aa11c" officeooo:paragraph-rsid="00486356" style:font-size-asian="12pt" style:font-weight-asian="normal" style:font-name-complex="Droid Sans" style:font-size-complex="12pt" style:font-weight-complex="normal"/>
    </style:style>
    <style:style style:name="P49" style:family="paragraph" style:parent-style-name="Standard" style:list-style-name="L2">
      <style:paragraph-properties fo:line-height="100%" fo:text-align="start" style:justify-single-word="false"/>
      <style:text-properties officeooo:paragraph-rsid="0088171a"/>
    </style:style>
    <style:style style:name="P50" style:family="paragraph" style:parent-style-name="Standard" style:list-style-name="L3">
      <style:paragraph-properties fo:line-height="100%" fo:text-align="start" style:justify-single-word="false"/>
      <style:text-properties officeooo:paragraph-rsid="008b0d90"/>
    </style:style>
    <style:style style:name="P51" style:family="paragraph" style:parent-style-name="Standard" style:list-style-name="L4">
      <style:paragraph-properties fo:line-height="100%" fo:text-align="start" style:justify-single-word="false"/>
      <style:text-properties officeooo:paragraph-rsid="001071db"/>
    </style:style>
    <style:style style:name="P52" style:family="paragraph" style:parent-style-name="Standard" style:list-style-name="L3">
      <style:paragraph-properties fo:line-height="100%" fo:text-align="start" style:justify-single-word="false"/>
      <style:text-properties style:font-name="Source Han Sans CN" fo:font-size="14pt" fo:font-weight="normal" officeooo:rsid="0088171a" officeooo:paragraph-rsid="0092e959" style:font-size-asian="14pt" style:font-weight-asian="normal" style:font-size-complex="14pt" style:font-weight-complex="normal"/>
    </style:style>
    <style:style style:name="P53" style:family="paragraph" style:parent-style-name="Standard" style:list-style-name="L3">
      <style:paragraph-properties fo:line-height="100%" fo:text-align="start" style:justify-single-word="false"/>
      <style:text-properties style:font-name="Source Han Sans CN" fo:font-size="14pt" fo:font-weight="normal" officeooo:rsid="001f0e1f" officeooo:paragraph-rsid="0024a2f7" style:font-size-asian="14pt" style:font-weight-asian="normal" style:font-size-complex="14pt" style:font-weight-complex="normal"/>
    </style:style>
    <style:style style:name="P54" style:family="paragraph" style:parent-style-name="Standard" style:list-style-name="L3">
      <style:paragraph-properties fo:line-height="100%" fo:text-align="start" style:justify-single-word="false"/>
      <style:text-properties style:font-name="Source Han Sans CN" fo:font-size="14pt" fo:font-weight="normal" officeooo:rsid="001f0e1f" officeooo:paragraph-rsid="0096ac0d" style:font-size-asian="14pt" style:font-weight-asian="normal" style:font-size-complex="14pt" style:font-weight-complex="normal"/>
    </style:style>
    <style:style style:name="P55" style:family="paragraph" style:parent-style-name="Standard" style:list-style-name="L3">
      <style:paragraph-properties fo:line-height="100%" fo:text-align="start" style:justify-single-word="false"/>
      <style:text-properties style:font-name="Source Han Sans CN" fo:font-size="14pt" fo:font-weight="normal" officeooo:rsid="001f0e1f" officeooo:paragraph-rsid="004f3c1c" style:font-size-asian="14pt" style:font-weight-asian="normal" style:font-size-complex="14pt" style:font-weight-complex="normal"/>
    </style:style>
    <style:style style:name="P56" style:family="paragraph" style:parent-style-name="Standard" style:list-style-name="L3">
      <style:paragraph-properties fo:line-height="100%" fo:text-align="start" style:justify-single-word="false"/>
      <style:text-properties style:font-name="Source Han Sans CN" fo:font-size="14pt" fo:font-weight="normal" officeooo:rsid="00261283" officeooo:paragraph-rsid="00277e4b" style:font-size-asian="14pt" style:font-weight-asian="normal" style:font-size-complex="14pt" style:font-weight-complex="normal"/>
    </style:style>
    <style:style style:name="P57" style:family="paragraph" style:parent-style-name="Standard" style:list-style-name="L3">
      <style:paragraph-properties fo:line-height="100%" fo:text-align="start" style:justify-single-word="false"/>
      <style:text-properties style:font-name="Source Han Sans CN" fo:font-size="14pt" fo:font-weight="normal" officeooo:rsid="00261283" officeooo:paragraph-rsid="004f3c1c" style:font-size-asian="14pt" style:font-weight-asian="normal" style:font-size-complex="14pt" style:font-weight-complex="normal"/>
    </style:style>
    <style:style style:name="P58" style:family="paragraph" style:parent-style-name="Standard" style:list-style-name="L3">
      <style:paragraph-properties fo:line-height="100%" fo:text-align="start" style:justify-single-word="false"/>
      <style:text-properties style:font-name="Source Han Sans CN" fo:font-size="14pt" fo:font-weight="normal" officeooo:rsid="0074b345" officeooo:paragraph-rsid="0088171a" style:font-size-asian="14pt" style:font-weight-asian="normal" style:font-size-complex="14pt" style:font-weight-complex="normal"/>
    </style:style>
    <style:style style:name="P59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7071" style:font-weight-asian="bold" style:font-weight-complex="bold"/>
    </style:style>
    <style:style style:name="T3" style:family="text">
      <style:text-properties fo:font-weight="bold" officeooo:rsid="001071db" style:font-weight-asian="bold" style:font-weight-complex="bold"/>
    </style:style>
    <style:style style:name="T4" style:family="text">
      <style:text-properties officeooo:rsid="00023665"/>
    </style:style>
    <style:style style:name="T5" style:family="text">
      <style:text-properties style:font-name="Droid Sans"/>
    </style:style>
    <style:style style:name="T6" style:family="text">
      <style:text-properties style:font-name="Droid Sans" fo:font-weight="bold" style:font-weight-asian="bold" style:font-name-complex="Droid Sans" style:font-weight-complex="bold"/>
    </style:style>
    <style:style style:name="T7" style:family="text">
      <style:text-properties style:font-name="Droid Sans" fo:font-weight="normal" style:font-weight-asian="normal" style:font-name-complex="Droid Sans" style:font-weight-complex="normal"/>
    </style:style>
    <style:style style:name="T8" style:family="text">
      <style:text-properties style:font-name="Droid Sans" fo:font-weight="normal" officeooo:rsid="0033fe79" style:font-weight-asian="normal" style:font-name-complex="Droid Sans" style:font-weight-complex="normal"/>
    </style:style>
    <style:style style:name="T9" style:family="text">
      <style:text-properties style:font-name="Droid Sans" style:font-name-complex="Droid Sans"/>
    </style:style>
    <style:style style:name="T10" style:family="text">
      <style:text-properties style:font-name="Droid Sans" officeooo:rsid="0024a2f7" style:font-name-complex="Droid Sans"/>
    </style:style>
    <style:style style:name="T11" style:family="text">
      <style:text-properties style:font-name="Droid Sans" officeooo:rsid="001fd34e" style:font-name-complex="Droid Sans"/>
    </style:style>
    <style:style style:name="T12" style:family="text">
      <style:text-properties style:font-name="Droid Sans" officeooo:rsid="00277e4b" style:font-name-complex="Droid Sans"/>
    </style:style>
    <style:style style:name="T13" style:family="text">
      <style:text-properties style:font-name="Droid Sans" officeooo:rsid="004f3c1c" style:font-name-complex="Droid Sans"/>
    </style:style>
    <style:style style:name="T14" style:family="text">
      <style:text-properties style:font-name="Droid Sans" officeooo:rsid="00277e4b"/>
    </style:style>
    <style:style style:name="T15" style:family="text">
      <style:text-properties style:font-name="Droid Sans" fo:font-size="14pt" fo:font-weight="normal" officeooo:rsid="0024a2f7" style:font-size-asian="14pt" style:font-weight-asian="normal" style:font-name-complex="Droid Sans" style:font-size-complex="14pt" style:font-weight-complex="normal"/>
    </style:style>
    <style:style style:name="T16" style:family="text">
      <style:text-properties style:font-name="Droid Sans" fo:font-size="14pt" fo:font-weight="normal" officeooo:rsid="0033fe79" style:font-size-asian="14pt" style:font-weight-asian="normal" style:font-name-complex="Droid Sans" style:font-size-complex="14pt" style:font-weight-complex="normal"/>
    </style:style>
    <style:style style:name="T17" style:family="text">
      <style:text-properties style:font-name="Droid Sans" fo:font-size="14pt" fo:font-weight="normal" officeooo:rsid="0028d618" style:font-size-asian="14pt" style:font-weight-asian="normal" style:font-name-complex="Droid Sans" style:font-size-complex="14pt" style:font-weight-complex="normal"/>
    </style:style>
    <style:style style:name="T18" style:family="text">
      <style:text-properties style:font-name="Droid Sans" fo:font-size="14pt" fo:font-weight="normal" officeooo:rsid="0028ecde" style:font-size-asian="14pt" style:font-weight-asian="normal" style:font-name-complex="Droid Sans" style:font-size-complex="14pt" style:font-weight-complex="normal"/>
    </style:style>
    <style:style style:name="T19" style:family="text">
      <style:text-properties style:font-name="Droid Sans" fo:font-size="14pt" fo:font-weight="normal" officeooo:rsid="00057071" style:font-size-asian="14pt" style:font-weight-asian="normal" style:font-name-complex="Droid Sans" style:font-size-complex="14pt" style:font-weight-complex="normal"/>
    </style:style>
    <style:style style:name="T20" style:family="text">
      <style:text-properties style:font-name="Droid Sans" fo:font-size="14pt" fo:font-weight="normal" officeooo:rsid="000a8d2c" style:font-size-asian="14pt" style:font-weight-asian="normal" style:font-name-complex="Droid Sans" style:font-size-complex="14pt" style:font-weight-complex="normal"/>
    </style:style>
    <style:style style:name="T21" style:family="text">
      <style:text-properties style:font-name="Droid Sans" fo:font-size="14pt" fo:font-weight="normal" officeooo:rsid="001c9ed4" style:font-size-asian="14pt" style:font-weight-asian="normal" style:font-name-complex="Droid Sans" style:font-size-complex="14pt" style:font-weight-complex="normal"/>
    </style:style>
    <style:style style:name="T22" style:family="text">
      <style:text-properties style:font-name="Droid Sans" fo:font-size="14pt" fo:font-weight="normal" officeooo:rsid="000a09fc" style:font-size-asian="14pt" style:font-weight-asian="normal" style:font-name-complex="Droid Sans" style:font-size-complex="14pt" style:font-weight-complex="normal"/>
    </style:style>
    <style:style style:name="T23" style:family="text">
      <style:text-properties style:font-name="Droid Sans" fo:font-size="14pt" fo:font-weight="normal" officeooo:rsid="00865fd0" style:font-size-asian="14pt" style:font-weight-asian="normal" style:font-name-complex="Droid Sans" style:font-size-complex="14pt" style:font-weight-complex="normal"/>
    </style:style>
    <style:style style:name="T24" style:family="text">
      <style:text-properties style:font-name="Droid Sans" fo:font-size="14pt" fo:font-weight="normal" officeooo:rsid="0088171a" style:font-size-asian="14pt" style:font-weight-asian="normal" style:font-name-complex="Droid Sans" style:font-size-complex="14pt" style:font-weight-complex="normal"/>
    </style:style>
    <style:style style:name="T25" style:family="text">
      <style:text-properties style:font-name="Droid Sans" fo:font-size="14pt" fo:font-weight="normal" officeooo:rsid="008aa8ce" style:font-size-asian="14pt" style:font-weight-asian="normal" style:font-name-complex="Droid Sans" style:font-size-complex="14pt" style:font-weight-complex="normal"/>
    </style:style>
    <style:style style:name="T26" style:family="text">
      <style:text-properties style:font-name="Droid Sans" fo:font-size="14pt" fo:font-weight="normal" officeooo:rsid="008b0d90" style:font-size-asian="14pt" style:font-weight-asian="normal" style:font-name-complex="Droid Sans" style:font-size-complex="14pt" style:font-weight-complex="normal"/>
    </style:style>
    <style:style style:name="T27" style:family="text">
      <style:text-properties style:font-name="Droid Sans" fo:font-size="14pt" fo:font-weight="normal" officeooo:rsid="008cd138" style:font-size-asian="14pt" style:font-weight-asian="normal" style:font-name-complex="Droid Sans" style:font-size-complex="14pt" style:font-weight-complex="normal"/>
    </style:style>
    <style:style style:name="T28" style:family="text">
      <style:text-properties style:font-name="Droid Sans" fo:font-size="14pt" fo:font-weight="normal" officeooo:rsid="008e3b8b" style:font-size-asian="14pt" style:font-weight-asian="normal" style:font-name-complex="Droid Sans" style:font-size-complex="14pt" style:font-weight-complex="normal"/>
    </style:style>
    <style:style style:name="T29" style:family="text">
      <style:text-properties style:font-name="Droid Sans" fo:font-size="14pt" fo:font-weight="normal" officeooo:rsid="00918e18" style:font-size-asian="14pt" style:font-weight-asian="normal" style:font-name-complex="Droid Sans" style:font-size-complex="14pt" style:font-weight-complex="normal"/>
    </style:style>
    <style:style style:name="T30" style:family="text">
      <style:text-properties style:font-name="Droid Sans" fo:font-size="14pt" fo:font-weight="normal" officeooo:rsid="009aa335" style:font-size-asian="14pt" style:font-weight-asian="normal" style:font-name-complex="Droid Sans" style:font-size-complex="14pt" style:font-weight-complex="normal"/>
    </style:style>
    <style:style style:name="T31" style:family="text">
      <style:text-properties style:font-name="Droid Sans" fo:font-size="14pt" fo:font-weight="bold" officeooo:rsid="001f1a30" style:font-size-asian="14pt" style:font-weight-asian="bold" style:font-name-complex="Droid Sans" style:font-size-complex="14pt" style:font-weight-complex="bold"/>
    </style:style>
    <style:style style:name="T32" style:family="text">
      <style:text-properties style:font-name="Droid Sans" fo:font-size="14pt" fo:font-weight="bold" officeooo:rsid="001f0e1f" style:font-size-asian="14pt" style:font-weight-asian="bold" style:font-name-complex="Droid Sans" style:font-size-complex="14pt" style:font-weight-complex="bold"/>
    </style:style>
    <style:style style:name="T33" style:family="text">
      <style:text-properties style:font-name="Droid Sans" fo:font-size="14pt" fo:font-weight="bold" officeooo:rsid="0033fe79" style:font-size-asian="14pt" style:font-weight-asian="bold" style:font-name-complex="Droid Sans" style:font-size-complex="14pt" style:font-weight-complex="bold"/>
    </style:style>
    <style:style style:name="T34" style:family="text">
      <style:text-properties style:font-name="Droid Sans" fo:font-size="14pt" fo:font-weight="bold" officeooo:rsid="000a8d2c" style:font-size-asian="14pt" style:font-weight-asian="bold" style:font-name-complex="Droid Sans" style:font-size-complex="14pt" style:font-weight-complex="bold"/>
    </style:style>
    <style:style style:name="T35" style:family="text">
      <style:text-properties style:font-name="Droid Sans" fo:font-size="14pt" fo:font-weight="bold" officeooo:rsid="002c08cc" style:font-size-asian="14pt" style:font-weight-asian="bold" style:font-name-complex="Droid Sans" style:font-size-complex="14pt" style:font-weight-complex="bold"/>
    </style:style>
    <style:style style:name="T36" style:family="text">
      <style:text-properties style:font-name="Droid Sans" fo:font-size="14pt" fo:font-weight="bold" officeooo:rsid="0024a2f7" style:font-size-asian="14pt" style:font-weight-asian="bold" style:font-name-complex="Droid Sans" style:font-size-complex="14pt" style:font-weight-complex="bold"/>
    </style:style>
    <style:style style:name="T37" style:family="text">
      <style:text-properties style:font-name="Droid Sans" fo:font-size="14pt" fo:font-weight="bold" officeooo:rsid="008b0d90" style:font-size-asian="14pt" style:font-weight-asian="bold" style:font-name-complex="Droid Sans" style:font-size-complex="14pt" style:font-weight-complex="bold"/>
    </style:style>
    <style:style style:name="T38" style:family="text">
      <style:text-properties style:font-name="Droid Sans" fo:font-size="14pt" fo:font-weight="bold" officeooo:rsid="0055618f" style:font-weight-asian="bold" style:font-name-complex="Droid Sans" style:font-size-complex="14pt" style:font-weight-complex="bold"/>
    </style:style>
    <style:style style:name="T39" style:family="text">
      <style:text-properties style:font-name="Droid Sans" fo:font-size="14pt" style:font-size-asian="14pt" style:font-size-complex="14pt"/>
    </style:style>
    <style:style style:name="T40" style:family="text">
      <style:text-properties style:font-name="Droid Sans" fo:font-size="14pt" officeooo:rsid="0033fe79" style:font-size-asian="14pt" style:font-size-complex="14pt"/>
    </style:style>
    <style:style style:name="T41" style:family="text">
      <style:text-properties style:font-name="Droid Sans" officeooo:rsid="001fd34e"/>
    </style:style>
    <style:style style:name="T42" style:family="text">
      <style:text-properties officeooo:rsid="00057071"/>
    </style:style>
    <style:style style:name="T43" style:family="text">
      <style:text-properties officeooo:rsid="00090694"/>
    </style:style>
    <style:style style:name="T44" style:family="text">
      <style:text-properties officeooo:rsid="002ff151"/>
    </style:style>
    <style:style style:name="T45" style:family="text">
      <style:text-properties officeooo:rsid="0033fe79"/>
    </style:style>
    <style:style style:name="T46" style:family="text">
      <style:text-properties fo:font-weight="normal" officeooo:rsid="00277e4b" style:font-weight-asian="normal" style:font-name-complex="Droid Sans" style:font-weight-complex="normal"/>
    </style:style>
    <style:style style:name="T47" style:family="text">
      <style:text-properties fo:font-weight="normal" officeooo:rsid="0033fe79" style:font-weight-asian="normal" style:font-name-complex="Droid Sans" style:font-weight-complex="normal"/>
    </style:style>
    <style:style style:name="T48" style:family="text">
      <style:text-properties officeooo:rsid="00462138"/>
    </style:style>
    <style:style style:name="T49" style:family="text">
      <style:text-properties officeooo:rsid="004796d1"/>
    </style:style>
    <style:style style:name="T50" style:family="text">
      <style:text-properties officeooo:rsid="004cddbe"/>
    </style:style>
    <style:style style:name="T51" style:family="text">
      <style:text-properties officeooo:rsid="004b520c"/>
    </style:style>
    <style:style style:name="T52" style:family="text">
      <style:text-properties officeooo:rsid="004fbf97"/>
    </style:style>
    <style:style style:name="T53" style:family="text">
      <style:text-properties officeooo:rsid="00516df3"/>
    </style:style>
    <style:style style:name="T54" style:family="text">
      <style:text-properties officeooo:rsid="0052cd68"/>
    </style:style>
    <style:style style:name="T55" style:family="text">
      <style:text-properties fo:font-size="14pt" style:font-size-asian="14pt" style:font-size-complex="14pt"/>
    </style:style>
    <style:style style:name="T56" style:family="text">
      <style:text-properties fo:font-size="14pt" officeooo:rsid="00850999" style:font-size-asian="14pt" style:font-size-complex="14pt"/>
    </style:style>
    <style:style style:name="T57" style:family="text">
      <style:text-properties fo:font-size="14pt" officeooo:rsid="00a44233" style:font-size-asian="14pt" style:font-size-complex="14pt"/>
    </style:style>
    <style:style style:name="T58" style:family="text">
      <style:text-properties officeooo:rsid="005579d7"/>
    </style:style>
    <style:style style:name="T59" style:family="text">
      <style:text-properties officeooo:rsid="006468e1"/>
    </style:style>
    <style:style style:name="T60" style:family="text">
      <style:text-properties officeooo:rsid="006cd358"/>
    </style:style>
    <style:style style:name="T61" style:family="text">
      <style:text-properties officeooo:rsid="0077136e"/>
    </style:style>
    <style:style style:name="T62" style:family="text">
      <style:text-properties officeooo:rsid="0082eac7"/>
    </style:style>
    <style:style style:name="T63" style:family="text">
      <style:text-properties officeooo:rsid="001f0e1f"/>
    </style:style>
    <style:style style:name="T64" style:family="text">
      <style:text-properties style:text-position="super 58%" style:font-name="Droid Sans" fo:font-size="14pt" fo:font-weight="bold" officeooo:rsid="008b0d90" style:font-size-asian="14pt" style:font-weight-asian="bold" style:font-name-complex="Droid Sans" style:font-size-complex="14pt" style:font-weight-complex="bold"/>
    </style:style>
    <style:style style:name="T65" style:family="text">
      <style:text-properties officeooo:rsid="009308a8"/>
    </style:style>
    <style:style style:name="T66" style:family="text">
      <style:text-properties officeooo:rsid="0094ad22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textarea-horizontal-align="center" draw:textarea-vertical-align="middle" fo:padding-top="0.0098in" fo:padding-bottom="0.0098in" fo:padding-left="0.0098in" fo:padding-right="0.009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ohamed Shrief</text:p>
      <text:p text:style-name="P8"><text:span text:style-name="T59">Junior </text:span>Software Engineer (Backend - Frontend)</text:p>
      <text:p text:style-name="P7"/>
      <text:p text:style-name="P14"><text:span text:style-name="T6">Portfolio</text:span><text:span text:style-name="T7">: </text:span><text:span text:style-name="T8">m-shrief.tech</text:span></text:p>
      <text:p text:style-name="P14"><text:span text:style-name="T6">Mail</text:span><text:span text:style-name="T7">: contact@m-shrief.tech</text:span></text:p>
      <text:p text:style-name="P10"><text:span text:style-name="T1">GitHub</text:span>: github.com/m-shrief</text:p>
      <text:p text:style-name="P11"><text:span text:style-name="T1">Linkedin:</text:span> <text:s/><text:a xlink:type="simple" xlink:href="https://www.linkedin.com/in/mohamed-shrief-12b2272b0/" text:style-name="Internet_20_link" text:visited-style-name="Visited_20_Internet_20_Link">mohamed-shrief-12b2272b0</text:a></text:p>
      <text:p text:style-name="P12"><text:span text:style-name="T1">Location</text:span>: Cairo, Egypt</text:p>
      <text:p text:style-name="P9"><text:span text:style-name="T1">Phone</text:span>: +201025331595</text:p>
      <text:p text:style-name="P2"><draw:line text:anchor-type="paragraph" draw:z-index="2" draw:name="Horizontal line 2" draw:style-name="gr1" draw:text-style-name="P59" svg:x1="-0.2563in" svg:y1="0.0882in" svg:x2="7.1098in" svg:y2="0.0646in"><text:p/></draw:line></text:p>
      <text:p text:style-name="P4">Skills</text:p>
      <text:p text:style-name="P4"/>
      <text:list text:style-name="L1">
        <text:list-item>
          <text:p text:style-name="P20">JavaScript and TypeScript </text:p>
        </text:list-item>
        <text:list-item>
          <text:p text:style-name="P22">Go</text:p>
        </text:list-item>
        <text:list-item>
          <text:p text:style-name="P23">Nodejs and Express.js</text:p>
        </text:list-item>
        <text:list-item>
          <text:p text:style-name="P20">Postgres, MongoDB <text:span text:style-name="T43">and Redis</text:span></text:p>
        </text:list-item>
        <text:list-item>
          <text:p text:style-name="P24">HTML, CSS and SCSS</text:p>
        </text:list-item>
        <text:list-item>
          <text:p text:style-name="P21">Vuejs <text:span text:style-name="T50">and its</text:span>’ <text:span text:style-name="T4">ecosystem</text:span> <text:span text:style-name="T4">(</text:span><text:span text:style-name="T50">like </text:span>Pinia <text:span text:style-name="T54">and</text:span> <text:span text:style-name="T53">V</text:span>ue<text:span text:style-name="T53">R</text:span>outer<text:span text:style-name="T4">)</text:span></text:p>
        </text:list-item>
        <text:list-item>
          <text:p text:style-name="P25"><text:span text:style-name="T50">Vite, </text:span><text:span text:style-name="T51">Vitest and Cypress</text:span></text:p>
        </text:list-item>
        <text:list-item>
          <text:p text:style-name="P25">Astro</text:p>
        </text:list-item>
        <text:list-item>
          <text:p text:style-name="P26">Docker Containerization</text:p>
        </text:list-item>
      </text:list>
      <text:p text:style-name="P2"><draw:line text:anchor-type="paragraph" draw:z-index="1" draw:name="Horizontal line 3" draw:style-name="gr1" draw:text-style-name="P59" svg:x1="-0.2591in" svg:y1="0.1272in" svg:x2="7.1071in" svg:y2="0.1035in"><text:p/></draw:line></text:p>
      <text:p text:style-name="P6">Projects</text:p>
      <text:p text:style-name="P15"><text:span text:style-name="T38"/></text:p>
      <text:list text:style-name="L2">
        <text:list-item>
          <text:p text:style-name="P49"><text:span text:style-name="T31">“Adeeb أديب ”</text:span><text:span text:style-name="T32"> <text:line-break/></text:span><text:span text:style-name="T24">Mainly consists of a</text:span><text:span text:style-name="T25">n SSR, which communicates with a </text:span><text:span text:style-name="T24">REST API for business functionality. </text:span><text:span text:style-name="T25">And it</text:span><text:span text:style-name="T28">s backend</text:span><text:span text:style-name="T24"> depends on Users’ gRPC service to handle </text:span><text:span text:style-name="T29">authentication and authorization</text:span><text:span text:style-name="T27">.</text:span><text:span text:style-name="T32"><text:line-break/></text:span><text:span text:style-name="T22">My Role: </text:span><text:span text:style-name="T23">Full Development and Operations.</text:span><text:span text:style-name="T32"><text:line-break/></text:span><text:span text:style-name="T15">(</text:span><text:a xlink:type="simple" xlink:href="https://adeeb.m-shrief.tech/" text:style-name="Internet_20_link" text:visited-style-name="Visited_20_Internet_20_Link"><text:span text:style-name="T16">Live demo</text:span></text:a><text:span text:style-name="T33">- </text:span><text:a xlink:type="simple" xlink:href="https://github.com/M-Shrief/Adeeb_Astro_SSR" text:style-name="Internet_20_link" text:visited-style-name="Visited_20_Internet_20_Link"><text:span text:style-name="T15">Fronten</text:span><text:span text:style-name="T17">d’</text:span><text:span text:style-name="T18">s</text:span><text:span text:style-name="T17"> repo</text:span></text:a><text:span text:style-name="T15"> – </text:span><text:a xlink:type="simple" xlink:href="https://github.com/M-Shrief/Adeeb_ExpressTS_Postgres" text:style-name="Internet_20_link" text:visited-style-name="Visited_20_Internet_20_Link"><text:span text:style-name="T15">Backen</text:span><text:span text:style-name="T17">d’</text:span><text:span text:style-name="T18">s</text:span><text:span text:style-name="T17"> repo</text:span></text:a><text:span text:style-name="T15">)</text:span></text:p>
        </text:list-item>
      </text:list>
      <text:list text:style-name="L3">
        <text:list-item>
          <text:list>
            <text:list-item>
              <text:p text:style-name="P27">Tech stack:</text:p>
              <text:list>
                <text:list-item>
                  <text:p text:style-name="P52"><text:span text:style-name="T11">A</text:span><text:span text:style-name="T9">deeb’s frontned:</text:span></text:p>
                  <text:list>
                    <text:list-item>
                      <text:p text:style-name="P32">JavaScript and TypeScript</text:p>
                    </text:list-item>
                    <text:list-item>
                      <text:p text:style-name="P33"><text:span text:style-name="T44">HTML, </text:span><text:span text:style-name="T45">S</text:span><text:span text:style-name="T44">CSS </text:span><text:span text:style-name="T65">and </text:span>Vite.</text:p>
                    </text:list-item>
                    <text:list-item>
                      <text:p text:style-name="P28">Astro</text:p>
                    </text:list-item>
                    <text:list-item>
                      <text:p text:style-name="P28">Vuejs</text:p>
                    </text:list-item>
                  </text:list>
                </text:list-item>
                <text:list-item>
                  <text:p text:style-name="P34">Adeeb’s backend:</text:p>
                  <text:list>
                    <text:list-item>
                      <text:p text:style-name="P34">JavaScript and <text:span text:style-name="T63">TypeScript</text:span></text:p>
                    </text:list-item>
                    <text:list-item>
                      <text:p text:style-name="P53"><text:span text:style-name="T9">Nodejs </text:span><text:span text:style-name="T10">and </text:span><text:span text:style-name="T9">Express.js</text:span></text:p>
                    </text:list-item>
                    <text:list-item>
                      <text:p text:style-name="P53"><text:span text:style-name="T9">Postgres </text:span><text:span text:style-name="T12">and </text:span><text:span text:style-name="T10">TypeORM </text:span><text:span text:style-name="T12">with </text:span><text:span text:style-name="T11">Redis</text:span></text:p>
                    </text:list-item>
                  </text:list>
                </text:list-item>
                <text:list-item>
                  <text:p text:style-name="P34">Users’ service:</text:p>
                  <text:list>
                    <text:list-item>
                      <text:p text:style-name="P34">Go</text:p>
                    </text:list-item>
                    <text:list-item>
                      <text:p text:style-name="P34"><text:soft-page-break/>Postgres with Sqlc and Pgx.<text:line-break/></text:p>
                    </text:list-item>
                  </text:list>
                </text:list-item>
              </text:list>
            </text:list-item>
            <text:list-item>
              <text:p text:style-name="P56"><text:span text:style-name="T11">C</text:span><text:span text:style-name="T9">haracteristics: </text:span></text:p>
              <text:list>
                <text:list-item>
                  <text:p text:style-name="P48"><text:span text:style-name="T57">+90</text:span><text:span text:style-name="T55"> mark</text:span><text:span text:style-name="T56">s</text:span><text:span text:style-name="T55"> on </text:span><text:a xlink:type="simple" xlink:href="https://googlechrome.github.io/lighthouse/viewer/?psiurl=https%3A%2F%2Fadeeb.m-shrief.tech%2F&amp;strategy=mobile&amp;category=performance&amp;category=accessibility&amp;category=best-practices&amp;category=seo&amp;category=pwa&amp;utm_source=lh-chrome-ext#" text:style-name="Internet_20_link" text:visited-style-name="Visited_20_Internet_20_Link"><text:span text:style-name="T55">google’s lighthouse</text:span></text:a><text:span text:style-name="T55">.</text:span></text:p>
                </text:list-item>
                <text:list-item>
                  <text:p text:style-name="P35">JWT authentication and authorization.</text:p>
                </text:list-item>
                <text:list-item>
                  <text:p text:style-name="P35">Internationalization</text:p>
                </text:list-item>
                <text:list-item>
                  <text:p text:style-name="P56"><text:span text:style-name="T5">Data validation</text:span><text:span text:style-name="T14">.</text:span></text:p>
                </text:list-item>
                <text:list-item>
                  <text:p text:style-name="P43">Dark/Light Theme.</text:p>
                </text:list-item>
                <text:list-item>
                  <text:p text:style-name="P37"><text:span text:style-name="T60">Regression and </text:span><text:span text:style-name="T49">C</text:span><text:span text:style-name="T48">omponent testing </text:span><text:span text:style-name="T58">with Vitest</text:span>.</text:p>
                </text:list-item>
                <text:list-item>
                  <text:p text:style-name="P39"><text:span text:style-name="T52">Sentry for monitoring </text:span><text:span text:style-name="T58">errors and performance</text:span></text:p>
                </text:list-item>
                <text:list-item>
                  <text:p text:style-name="P58"><text:span text:style-name="T41">D</text:span><text:span text:style-name="T5">ocker Containerization</text:span></text:p>
                </text:list-item>
              </text:list>
            </text:list-item>
            <text:list-item>
              <text:p text:style-name="P17"><text:span text:style-name="T46">Deploy</text:span><text:span text:style-name="T47">ment</text:span><text:span text:style-name="T46">:</text:span></text:p>
              <text:list>
                <text:list-item>
                  <text:p text:style-name="P17"><text:span text:style-name="T62">D</text:span>eployed on Digital ocean server, on Ubuntu and Nginx.</text:p>
                </text:list-item>
                <text:list-item>
                  <text:p text:style-name="P18"><text:span text:style-name="T40">M</text:span><text:span text:style-name="T39">anag</text:span><text:span text:style-name="T40">ing</text:span><text:span text:style-name="T39"> Domains, DNS, SSL, CDNs and on </text:span><text:span text:style-name="T40">with CloudFlare</text:span><text:span text:style-name="T39">.</text:span></text:p>
                </text:list-item>
              </text:list>
            </text:list-item>
          </text:list>
        </text:list-item>
        <text:list-item>
          <text:p text:style-name="P19"><text:span text:style-name="T31">“Adeeb أديب ” </text:span><text:span text:style-name="T37">(2</text:span><text:span text:style-name="T64">nd</text:span><text:span text:style-name="T37"> version)</text:span></text:p>
          <text:p text:style-name="P50"><text:span text:style-name="T24">Mainly consists of </text:span><text:span text:style-name="T26">a</text:span><text:span text:style-name="T30">n</text:span><text:span text:style-name="T26"> SPA</text:span><text:span text:style-name="T25"> with a </text:span><text:span text:style-name="T24">REST API.</text:span></text:p>
          <text:p text:style-name="P19"><text:span text:style-name="T22">My Role: </text:span><text:span text:style-name="T23">Full Development.</text:span><text:span text:style-name="T31"><text:line-break/></text:span><text:span text:style-name="T36">(</text:span><text:a xlink:type="simple" xlink:href="https://github.com/M-Shrief/Adeeb_Vue_TS" text:style-name="Internet_20_link" text:visited-style-name="Visited_20_Internet_20_Link"><text:span text:style-name="T15">Fronten</text:span><text:span text:style-name="T17">d’</text:span><text:span text:style-name="T18">s</text:span><text:span text:style-name="T17"> repo</text:span></text:a><text:span text:style-name="T15"> – </text:span><text:a xlink:type="simple" xlink:href="https://github.com/M-Shrief/Adeeb_ExpressTS" text:style-name="Internet_20_link" text:visited-style-name="Visited_20_Internet_20_Link"><text:span text:style-name="T15">Backen</text:span><text:span text:style-name="T17">d’</text:span><text:span text:style-name="T18">s</text:span><text:span text:style-name="T17"> repo</text:span></text:a><text:span text:style-name="T15">)</text:span></text:p>
          <text:list>
            <text:list-item>
              <text:p text:style-name="P29">Tech stack:</text:p>
              <text:list>
                <text:list-item>
                  <text:p text:style-name="P30"><text:span text:style-name="T66">JavaScript and </text:span>TypeScript</text:p>
                </text:list-item>
                <text:list-item>
                  <text:p text:style-name="P31"><text:span text:style-name="T44">HTML, </text:span><text:span text:style-name="T45">S</text:span><text:span text:style-name="T44">CSS </text:span><text:span text:style-name="T66">and Vite</text:span></text:p>
                </text:list-item>
                <text:list-item>
                  <text:p text:style-name="P54"><text:span text:style-name="T9">Vuejs, </text:span><text:span text:style-name="T13">Pinia and VueRouter</text:span></text:p>
                </text:list-item>
                <text:list-item>
                  <text:p text:style-name="P54"><text:span text:style-name="T9">Nodejs </text:span><text:span text:style-name="T10">and </text:span><text:span text:style-name="T9">Express.js</text:span></text:p>
                </text:list-item>
                <text:list-item>
                  <text:p text:style-name="P55"><text:span text:style-name="T13">MongoDB and </text:span><text:span text:style-name="T11">Redis</text:span></text:p>
                </text:list-item>
              </text:list>
            </text:list-item>
            <text:list-item>
              <text:p text:style-name="P57"><text:span text:style-name="T11">C</text:span><text:span text:style-name="T9">haracteristics: </text:span></text:p>
              <text:list>
                <text:list-item>
                  <text:p text:style-name="P36">JWT authentication and authorization.</text:p>
                </text:list-item>
                <text:list-item>
                  <text:p text:style-name="P44">Data validation.</text:p>
                </text:list-item>
                <text:list-item>
                  <text:p text:style-name="P45">Dark/Light Theme.</text:p>
                </text:list-item>
                <text:list-item>
                  <text:p text:style-name="P38"><text:span text:style-name="T60">Regression and </text:span><text:span text:style-name="T49">C</text:span><text:span text:style-name="T48">omponent testing </text:span><text:span text:style-name="T58">with Vitest </text:span>and Cypress.</text:p>
                </text:list-item>
                <text:list-item>
                  <text:p text:style-name="P40"><text:span text:style-name="T61">CI using g</text:span>ithub actions for testing</text:p>
                </text:list-item>
                <text:list-item>
                  <text:p text:style-name="P41">Docker Containerization</text:p>
                </text:list-item>
              </text:list>
            </text:list-item>
          </text:list>
        </text:list-item>
      </text:list>
      <text:p text:style-name="P2"><draw:line text:anchor-type="paragraph" draw:z-index="0" draw:name="Horizontal line 1" draw:style-name="gr1" draw:text-style-name="P59" svg:x1="-0.2752in" svg:y1="0.1535in" svg:x2="7.0909in" svg:y2="0.1299in"><text:p/></draw:line></text:p>
      <text:p text:style-name="P5">Learning and Courses</text:p>
      <text:p text:style-name="P5"/>
      <text:list text:style-name="L4">
        <text:list-item>
          <text:p text:style-name="P42"><text:span text:style-name="T1">CMU</text:span>, Intro to Database Systems (2022) </text:p>
        </text:list-item>
        <text:list-item>
          <text:p text:style-name="P51"><text:span text:style-name="T34">Redis Uni</text:span><text:span text:style-name="T35">versity</text:span><text:span text:style-name="T34">, </text:span><text:span text:style-name="T19">Introduction to Redis Data Structures </text:span><text:span text:style-name="T20">(</text:span><text:a xlink:type="simple" xlink:href="https://university.redis.com/certificates/3dca706d75e5426e8438a7d54602e379" text:style-name="Internet_20_link" text:visited-style-name="Visited_20_Internet_20_Link"><text:span text:style-name="T21">certificate</text:span></text:a><text:span text:style-name="T20">)</text:span></text:p>
        </text:list-item>
        <text:list-item>
          <text:p text:style-name="P46"><text:span text:style-name="T3">IBM, </text:span><text:span text:style-name="T42">I</text:span>ntroduction to DevOps</text:p>
        </text:list-item>
        <text:list-item>
          <text:p text:style-name="P47"><text:span text:style-name="T2">IBM</text:span><text:span text:style-name="T42">, I</text:span>ntroduction to Cloud Computing.</text:p>
        </text:list-item>
      </text:list>
      <text:p text:style-name="P13"/>
      <text:p text:style-name="P13"/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wiss" style:font-pitch="variable"/>
    <style:font-face style:name="Source Han Sans CN1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1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officeooo:rsid="009f592d" officeooo:paragraph-rsid="009f592d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opacity="50%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order="none" fo:padding="0.0201in" fo:background-color="transparent" style:dynamic-spacing="false" draw:fill="none" draw:fill-color="#729fcf" draw:opacity="15%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opacity="50%"/>
    </style:style>
  </office:automatic-styles>
  <office:master-styles>
    <style:master-page style:name="Standard" style:page-layout-name="Mpm1" draw:style-name="Mdp1">
      <style:footer>
        <text:p text:style-name="MP1"><text:a xlink:type="simple" xlink:href="https://raw.githubusercontent.com/M-Shrief/M-Shrief/main/Mohamed%20Shrief%20-%20%20Junior%20Software%20Engineer%20(Backend%20-%20Frontend).pdf" text:style-name="Internet_20_link" text:visited-style-name="Visited_20_Internet_20_Link">Get up-to-date resume</text:a></text:p>
      </style:footer>
      <style:footer-left>
        <text:p text:style-name="MP1"><text:a xlink:type="simple" xlink:href="https://raw.githubusercontent.com/M-Shrief/M-Shrief/main/Mohamed%20Shrief%20-%20%20Junior%20Software%20Engineer%20(Backend%20-%20Frontend).pdf" text:style-name="Internet_20_link" text:visited-style-name="Visited_20_Internet_20_Link">Get up-to-date resume</text:a></text:p>
      </style:footer-left>
      <style:footer-first>
        <text:p text:style-name="MP1"><text:a xlink:type="simple" xlink:href="https://raw.githubusercontent.com/M-Shrief/M-Shrief/main/Mohamed%20Shrief%20-%20%20Junior%20Software%20Engineer%20(Backend%20-%20Frontend).pdf" text:style-name="Internet_20_link" text:visited-style-name="Visited_20_Internet_20_Link"/></text:p>
      </style:footer-first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5T11:26:39.460455942</meta:creation-date>
    <dc:date>2024-02-14T14:15:47.756879848</dc:date>
    <meta:editing-duration>PT13H57M45S</meta:editing-duration>
    <meta:editing-cycles>129</meta:editing-cycles>
    <meta:generator>LibreOffice/7.6.4.1$Linux_X86_64 LibreOffice_project/60$Build-1</meta:generator>
    <meta:print-date>2024-01-30T16:52:23.715771578</meta:print-date>
    <meta:printed-by>PDF files</meta:printed-by>
    <meta:document-statistic meta:table-count="0" meta:image-count="0" meta:object-count="0" meta:page-count="2" meta:paragraph-count="68" meta:word-count="330" meta:character-count="2041" meta:non-whitespace-character-count="1825"/>
  </office:meta>
</office:document-meta>
</file>